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algun Gothic" svg:font-family="'Malgun Gothic'" style:font-family-generic="roman" style:font-pitch="variable"/>
    <style:font-face style:name="Times New Roman" svg:font-family="'Times New Roman'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algun Gothic1" svg:font-family="'Malgun Gothic'" style:font-family-generic="system" style:font-pitch="variable"/>
    <style:font-face style:name="Tahoma" svg:font-family="Tahoma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 style:master-page-name="Standard">
      <style:table-properties style:width="16.007cm" fo:margin-left="-0.018cm" fo:margin-top="0cm" fo:margin-bottom="0cm" style:page-number="auto" table:align="left" style:writing-mode="lr-tb"/>
    </style:style>
    <style:style style:name="표1.A" style:family="table-column">
      <style:table-column-properties style:column-width="16.007cm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style:vertical-align="middle" fo:background-color="#6692cc" fo:padding-left="0.018cm" fo:padding-right="0.018cm" fo:padding-top="0cm" fo:padding-bottom="0cm" fo:border="0.035cm solid #1c63ae">
        <style:background-image/>
      </style:table-cell-properties>
    </style:style>
    <style:style style:name="표2" style:family="table">
      <style:table-properties style:width="15.946cm" fo:margin-left="-0.018cm" fo:margin-top="0cm" fo:margin-bottom="0cm" table:align="left" style:writing-mode="lr-tb"/>
    </style:style>
    <style:style style:name="표2.A" style:family="table-column">
      <style:table-column-properties style:column-width="4.796cm"/>
    </style:style>
    <style:style style:name="표2.B" style:family="table-column">
      <style:table-column-properties style:column-width="3.632cm"/>
    </style:style>
    <style:style style:name="표2.C" style:family="table-column">
      <style:table-column-properties style:column-width="3.032cm"/>
    </style:style>
    <style:style style:name="표2.D" style:family="table-column">
      <style:table-column-properties style:column-width="4.486cm"/>
    </style:style>
    <style:style style:name="표2.1" style:family="table-row">
      <style:table-row-properties style:min-row-height="0.741cm" style:keep-together="true" fo:keep-together="auto"/>
    </style:style>
    <style:style style:name="표2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2.D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2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2.D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3" style:family="table">
      <style:table-properties style:width="15.946cm" fo:margin-left="-0.018cm" fo:margin-top="0cm" fo:margin-bottom="0cm" table:align="left" style:writing-mode="lr-tb"/>
    </style:style>
    <style:style style:name="표3.A" style:family="table-column">
      <style:table-column-properties style:column-width="4.796cm"/>
    </style:style>
    <style:style style:name="표3.B" style:family="table-column">
      <style:table-column-properties style:column-width="3.14cm"/>
    </style:style>
    <style:style style:name="표3.C" style:family="table-column">
      <style:table-column-properties style:column-width="5.325cm"/>
    </style:style>
    <style:style style:name="표3.D" style:family="table-column">
      <style:table-column-properties style:column-width="2.685cm"/>
    </style:style>
    <style:style style:name="표3.1" style:family="table-row">
      <style:table-row-properties style:min-row-height="0.741cm" style:keep-together="true" fo:keep-together="auto"/>
    </style:style>
    <style:style style:name="표3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3.D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3.2" style:family="table-row">
      <style:table-row-properties style:min-row-height="0.67cm" style:keep-together="true" fo:keep-together="auto"/>
    </style:style>
    <style:style style:name="표3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3.D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3.A3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18cm solid #00000a"/>
    </style:style>
    <style:style style:name="표3.D3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18cm solid #00000a"/>
    </style:style>
    <style:style style:name="표3.A4" style:family="table-cell">
      <style:table-cell-properties style:vertical-align="middle" fo:padding-left="0.018cm" fo:padding-right="0.018cm" fo:padding-top="0cm" fo:padding-bottom="0cm" fo:border-left="0.002cm solid #000001" fo:border-right="none" fo:border-top="0.018cm solid #00000a" fo:border-bottom="0.002cm solid #000001"/>
    </style:style>
    <style:style style:name="표3.D4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18cm solid #00000a" fo:border-bottom="0.002cm solid #000001"/>
    </style:style>
    <style:style style:name="표4" style:family="table">
      <style:table-properties style:width="15.91cm" fo:margin-left="-0.018cm" fo:margin-top="0cm" fo:margin-bottom="0cm" table:align="left" style:writing-mode="lr-tb"/>
    </style:style>
    <style:style style:name="표4.A" style:family="table-column">
      <style:table-column-properties style:column-width="6.315cm"/>
    </style:style>
    <style:style style:name="표4.B" style:family="table-column">
      <style:table-column-properties style:column-width="3.634cm"/>
    </style:style>
    <style:style style:name="표4.C" style:family="table-column">
      <style:table-column-properties style:column-width="5.962cm"/>
    </style:style>
    <style:style style:name="표4.1" style:family="table-row">
      <style:table-row-properties style:min-row-height="0.741cm" style:keep-together="true" fo:keep-together="auto"/>
    </style:style>
    <style:style style:name="표4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4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4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18cm solid #00000a"/>
    </style:style>
    <style:style style:name="표4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18cm solid #00000a"/>
    </style:style>
    <style:style style:name="표4.A3" style:family="table-cell">
      <style:table-cell-properties style:vertical-align="middle" fo:padding-left="0.018cm" fo:padding-right="0.018cm" fo:padding-top="0cm" fo:padding-bottom="0cm" fo:border-left="0.002cm solid #000001" fo:border-right="none" fo:border-top="0.018cm solid #00000a" fo:border-bottom="0.002cm solid #000001"/>
    </style:style>
    <style:style style:name="표4.C3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18cm solid #00000a" fo:border-bottom="0.002cm solid #000001"/>
    </style:style>
    <style:style style:name="표5" style:family="table">
      <style:table-properties style:width="15.91cm" fo:margin-left="-0.018cm" fo:margin-top="0cm" fo:margin-bottom="0cm" table:align="left" style:writing-mode="lr-tb"/>
    </style:style>
    <style:style style:name="표5.A" style:family="table-column">
      <style:table-column-properties style:column-width="4.196cm"/>
    </style:style>
    <style:style style:name="표5.B" style:family="table-column">
      <style:table-column-properties style:column-width="5.255cm"/>
    </style:style>
    <style:style style:name="표5.C" style:family="table-column">
      <style:table-column-properties style:column-width="6.459cm"/>
    </style:style>
    <style:style style:name="표5.1" style:family="table-row">
      <style:table-row-properties style:min-row-height="0.741cm" style:keep-together="true" fo:keep-together="auto"/>
    </style:style>
    <style:style style:name="표5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5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5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5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6" style:family="table">
      <style:table-properties style:width="15.875cm" fo:margin-left="-0.018cm" fo:margin-top="0cm" fo:margin-bottom="0cm" table:align="left" style:writing-mode="lr-tb"/>
    </style:style>
    <style:style style:name="표6.A" style:family="table-column">
      <style:table-column-properties style:column-width="6.913cm"/>
    </style:style>
    <style:style style:name="표6.B" style:family="table-column">
      <style:table-column-properties style:column-width="3.949cm"/>
    </style:style>
    <style:style style:name="표6.C" style:family="table-column">
      <style:table-column-properties style:column-width="5.013cm"/>
    </style:style>
    <style:style style:name="표6.1" style:family="table-row">
      <style:table-row-properties style:min-row-height="0.741cm" style:keep-together="true" fo:keep-together="auto"/>
    </style:style>
    <style:style style:name="표6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6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6.2" style:family="table-row">
      <style:table-row-properties style:min-row-height="0.706cm" style:keep-together="true" fo:keep-together="auto"/>
    </style:style>
    <style:style style:name="표6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6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7" style:family="table">
      <style:table-properties style:width="15.84cm" fo:margin-left="-0.018cm" fo:margin-top="0cm" fo:margin-bottom="0cm" table:align="left" style:writing-mode="lr-tb"/>
    </style:style>
    <style:style style:name="표7.A" style:family="table-column">
      <style:table-column-properties style:column-width="3.985cm"/>
    </style:style>
    <style:style style:name="표7.B" style:family="table-column">
      <style:table-column-properties style:column-width="3.949cm"/>
    </style:style>
    <style:style style:name="표7.C" style:family="table-column">
      <style:table-column-properties style:column-width="7.906cm"/>
    </style:style>
    <style:style style:name="표7.1" style:family="table-row">
      <style:table-row-properties style:min-row-height="0.741cm" style:keep-together="true" fo:keep-together="auto"/>
    </style:style>
    <style:style style:name="표7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7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7.2" style:family="table-row">
      <style:table-row-properties style:min-row-height="0.706cm" style:keep-together="true" fo:keep-together="auto"/>
    </style:style>
    <style:style style:name="표7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7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8" style:family="table">
      <style:table-properties style:width="15.84cm" fo:margin-left="-0.018cm" fo:margin-top="0cm" fo:margin-bottom="0cm" table:align="left" style:writing-mode="lr-tb"/>
    </style:style>
    <style:style style:name="표8.A" style:family="table-column">
      <style:table-column-properties style:column-width="3.985cm"/>
    </style:style>
    <style:style style:name="표8.B" style:family="table-column">
      <style:table-column-properties style:column-width="3.949cm"/>
    </style:style>
    <style:style style:name="표8.C" style:family="table-column">
      <style:table-column-properties style:column-width="7.906cm"/>
    </style:style>
    <style:style style:name="표8.1" style:family="table-row">
      <style:table-row-properties style:min-row-height="0.741cm" style:keep-together="true" fo:keep-together="auto"/>
    </style:style>
    <style:style style:name="표8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8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8.2" style:family="table-row">
      <style:table-row-properties style:min-row-height="0.706cm" style:keep-together="true" fo:keep-together="auto"/>
    </style:style>
    <style:style style:name="표8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8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표9" style:family="table">
      <style:table-properties style:width="15.84cm" fo:margin-left="-0.018cm" fo:margin-top="0cm" fo:margin-bottom="0cm" table:align="left" style:writing-mode="lr-tb"/>
    </style:style>
    <style:style style:name="표9.A" style:family="table-column">
      <style:table-column-properties style:column-width="3.985cm"/>
    </style:style>
    <style:style style:name="표9.B" style:family="table-column">
      <style:table-column-properties style:column-width="3.949cm"/>
    </style:style>
    <style:style style:name="표9.C" style:family="table-column">
      <style:table-column-properties style:column-width="7.906cm"/>
    </style:style>
    <style:style style:name="표9.1" style:family="table-row">
      <style:table-row-properties style:min-row-height="0.741cm" style:keep-together="true" fo:keep-together="auto"/>
    </style:style>
    <style:style style:name="표9.A1" style:family="table-cell">
      <style:table-cell-properties style:vertical-align="middle" fo:background-color="#d8d8d8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표9.C1" style:family="table-cell">
      <style:table-cell-properties style:vertical-align="middle" fo:background-color="#d8d8d8" fo:padding-left="0.018cm" fo:padding-right="0.018cm" fo:padding-top="0cm" fo:padding-bottom="0cm" fo:border="0.002cm solid #000001">
        <style:background-image/>
      </style:table-cell-properties>
    </style:style>
    <style:style style:name="표9.2" style:family="table-row">
      <style:table-row-properties style:min-row-height="0.706cm" style:keep-together="true" fo:keep-together="auto"/>
    </style:style>
    <style:style style:name="표9.A2" style:family="table-cell">
      <style:table-cell-properties style:vertical-align="middle" fo:padding-left="0.018cm" fo:padding-right="0.018cm" fo:padding-top="0cm" fo:padding-bottom="0cm" fo:border-left="0.002cm solid #000001" fo:border-right="none" fo:border-top="none" fo:border-bottom="0.002cm solid #000001"/>
    </style:style>
    <style:style style:name="표9.C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P1" style:family="paragraph" style:parent-style-name="Standard">
      <style:paragraph-properties fo:line-height="138%" fo:text-align="justify" style:justify-single-word="false"/>
    </style:style>
    <style:style style:name="P2" style:family="paragraph" style:parent-style-name="Standard">
      <style:paragraph-properties fo:line-height="138%" fo:text-align="justify" style:justify-single-word="false"/>
      <style:text-properties style:font-name="함초롬돋움" fo:font-size="11pt" style:font-name-asian="함초롬돋움1" style:font-size-asian="11pt" style:font-size-complex="11pt"/>
    </style:style>
    <style:style style:name="P3" style:family="paragraph" style:parent-style-name="Standard">
      <style:paragraph-properties fo:line-height="138%"/>
      <style:text-properties style:font-name="Malgun Gothic" fo:font-size="10pt" style:font-name-asian="Malgun Gothic1" style:font-size-asian="10pt" style:font-size-complex="10pt"/>
    </style:style>
    <style:style style:name="P4" style:family="paragraph" style:parent-style-name="Standard">
      <style:paragraph-properties fo:line-height="138%" fo:text-align="center" style:justify-single-word="false"/>
      <style:text-properties fo:color="#ffffff" style:font-name="함초롬돋움" fo:font-size="15pt" style:font-name-asian="함초롬돋움1" style:font-size-asian="15pt" style:language-asian="ko" style:country-asian="KR" style:font-size-complex="15pt"/>
    </style:style>
    <style:style style:name="P5" style:family="paragraph" style:parent-style-name="Standard">
      <style:text-properties style:font-name="함초롬돋움" fo:font-size="13pt" style:font-name-asian="함초롬돋움1" style:font-size-asian="13pt" style:font-size-complex="13pt"/>
    </style:style>
    <style:style style:name="P6" style:family="paragraph" style:parent-style-name="Standard">
      <style:paragraph-properties fo:line-height="121%" fo:text-align="justify" style:justify-single-word="false"/>
      <style:text-properties style:font-name="함초롬돋움" fo:font-size="13pt" style:font-name-asian="함초롬돋움1" style:font-size-asian="13pt" style:font-size-complex="13pt"/>
    </style:style>
    <style:style style:name="P7" style:family="paragraph" style:parent-style-name="Standard">
      <style:paragraph-properties fo:line-height="138%"/>
      <style:text-properties style:font-name="함초롬돋움" fo:font-size="11pt" style:font-name-asian="함초롬돋움1" style:font-size-asian="11pt" style:font-size-complex="11pt"/>
    </style:style>
    <style:style style:name="P8" style:family="paragraph" style:parent-style-name="Standard">
      <style:paragraph-properties fo:line-height="138%" fo:text-align="justify" style:justify-single-word="false"/>
      <style:text-properties style:font-name="함초롬돋움" fo:font-size="11pt" style:font-name-asian="함초롬돋움1" style:font-size-asian="11pt" style:font-size-complex="11pt"/>
    </style:style>
    <style:style style:name="P9" style:family="paragraph" style:parent-style-name="Standard">
      <style:paragraph-properties fo:line-height="138%" fo:text-align="center" style:justify-single-word="false"/>
      <style:text-properties style:font-name="함초롬돋움" fo:font-size="11pt" style:font-name-asian="함초롬돋움1" style:font-size-asian="11pt" style:font-size-complex="11pt"/>
    </style:style>
    <style:style style:name="P10" style:family="paragraph" style:parent-style-name="Standard">
      <style:paragraph-properties fo:line-height="138%" fo:text-align="justify" style:justify-single-word="false"/>
      <style:text-properties style:font-name="함초롬돋움" fo:font-size="11pt" style:font-name-asian="함초롬돋움1" style:font-size-asian="11pt" style:language-asian="ko" style:country-asian="KR" style:font-size-complex="11pt"/>
    </style:style>
    <style:style style:name="P11" style:family="paragraph" style:parent-style-name="Standard">
      <style:paragraph-properties fo:line-height="138%" fo:text-align="center" style:justify-single-word="false"/>
      <style:text-properties style:font-name="함초롬바탕" fo:font-size="11pt" style:font-name-asian="함초롬바탕1" style:font-size-asian="11pt" style:font-size-complex="11pt"/>
    </style:style>
    <style:style style:name="P12" style:family="paragraph" style:parent-style-name="Standard">
      <style:paragraph-properties fo:line-height="138%"/>
      <style:text-properties style:font-name="함초롬바탕" fo:font-size="10pt" style:font-name-asian="함초롬바탕1" style:font-size-asian="10pt" style:font-size-complex="10pt"/>
    </style:style>
    <style:style style:name="P13" style:family="paragraph" style:parent-style-name="Standard">
      <style:text-properties style:language-asian="ko" style:country-asian="KR"/>
    </style:style>
    <style:style style:name="P14" style:family="paragraph" style:parent-style-name="Standard">
      <style:text-properties style:font-name="Malgun Gothic" fo:font-size="10pt" style:font-name-asian="Malgun Gothic1" style:font-size-asian="10pt" style:font-size-complex="10pt"/>
    </style:style>
    <style:style style:name="P15" style:family="paragraph" style:parent-style-name="Standard">
      <style:paragraph-properties fo:line-height="138%"/>
      <style:text-properties style:font-name="Malgun Gothic" fo:font-size="10pt" style:font-name-asian="Malgun Gothic1" style:font-size-asian="10pt" style:font-size-complex="10pt"/>
    </style:style>
    <style:style style:name="P16" style:family="paragraph" style:parent-style-name="Standard">
      <style:paragraph-properties fo:line-height="121%" fo:text-align="justify" style:justify-single-word="false" fo:break-before="page"/>
      <style:text-properties style:font-name="함초롬돋움" fo:font-size="13pt" style:font-name-asian="함초롬돋움1" style:font-size-asian="13pt" style:font-size-complex="13pt"/>
    </style:style>
    <style:style style:name="T1" style:family="text">
      <style:text-properties style:font-name="함초롬돋움" fo:font-size="11pt" style:font-name-asian="함초롬돋움1" style:font-size-asian="11pt" style:font-size-complex="11pt"/>
    </style:style>
    <style:style style:name="T2" style:family="text">
      <style:text-properties style:font-name="함초롬돋움" fo:font-size="11pt" style:font-name-asian="함초롬돋움1" style:font-size-asian="11pt" style:language-asian="ko" style:country-asian="K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4">개발환경 구축 완료 보고서</text:p>
          </table:table-cell>
        </table:table-row>
      </table:table>
      <text:p text:style-name="P6"/>
      <text:p text:style-name="P6">Tool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 table:style-name="표2.1">
          <table:table-cell table:style-name="표2.A1" office:value-type="string">
            <text:p text:style-name="P11">구분</text:p>
          </table:table-cell>
          <table:table-cell table:style-name="표2.A1" office:value-type="string">
            <text:p text:style-name="P11">툴 이름</text:p>
          </table:table-cell>
          <table:table-cell table:style-name="표2.A1" office:value-type="string">
            <text:p text:style-name="P11">버전</text:p>
          </table:table-cell>
          <table:table-cell table:style-name="표2.D1" office:value-type="string">
            <text:p text:style-name="P11">참고</text:p>
          </table:table-cell>
        </table:table-row>
        <table:table-row table:style-name="표2.1">
          <table:table-cell table:style-name="표2.A2" office:value-type="string">
            <text:p text:style-name="P2">IDE</text:p>
          </table:table-cell>
          <table:table-cell table:style-name="표2.A2" office:value-type="string">
            <text:p text:style-name="P10">IntelliJ IDEA</text:p>
          </table:table-cell>
          <table:table-cell table:style-name="표2.A2" office:value-type="string">
            <text:p text:style-name="P2">2024.3.3</text:p>
          </table:table-cell>
          <table:table-cell table:style-name="표2.D2" office:value-type="string">
            <text:p text:style-name="Standard"/>
          </table:table-cell>
        </table:table-row>
        <table:table-row table:style-name="표2.1">
          <table:table-cell table:style-name="표2.A2" office:value-type="string">
            <text:p text:style-name="P2">DB 관리</text:p>
          </table:table-cell>
          <table:table-cell table:style-name="표2.A2" office:value-type="string">
            <text:p text:style-name="P2">Sql developer</text:p>
          </table:table-cell>
          <table:table-cell table:style-name="표2.A2" office:value-type="string">
            <text:p text:style-name="P10">23.1.1.345</text:p>
          </table:table-cell>
          <table:table-cell table:style-name="표2.D2" office:value-type="string">
            <text:p text:style-name="Standard"/>
          </table:table-cell>
        </table:table-row>
        <table:table-row table:style-name="표2.1">
          <table:table-cell table:style-name="표2.A2" office:value-type="string">
            <text:p text:style-name="P2">데이터 모델링</text:p>
          </table:table-cell>
          <table:table-cell table:style-name="표2.A2" office:value-type="string">
            <text:p text:style-name="P2">erd cloud</text:p>
          </table:table-cell>
          <table:table-cell table:style-name="표2.A2" office:value-type="string">
            <text:p text:style-name="P2"/>
          </table:table-cell>
          <table:table-cell table:style-name="표2.D2" office:value-type="string">
            <text:p text:style-name="Standard">Web page</text:p>
          </table:table-cell>
        </table:table-row>
        <table:table-row table:style-name="표2.1">
          <table:table-cell table:style-name="표2.A2" office:value-type="string">
            <text:p text:style-name="P2">UML 모델링</text:p>
          </table:table-cell>
          <table:table-cell table:style-name="표2.A2" office:value-type="string">
            <text:p text:style-name="P2">StarUML</text:p>
          </table:table-cell>
          <table:table-cell table:style-name="표2.A2" office:value-type="string">
            <text:p text:style-name="P1"><text:span text:style-name="T1">5.0.2.15</text:span><text:span text:style-name="T2">70</text:span></text:p>
          </table:table-cell>
          <table:table-cell table:style-name="표2.D2" office:value-type="string">
            <text:p text:style-name="Standard"/>
          </table:table-cell>
        </table:table-row>
      </table:table>
      <text:p text:style-name="P6"/>
      <text:p text:style-name="P6">server</text:p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row table:style-name="표3.1">
          <table:table-cell table:style-name="표3.A1" office:value-type="string">
            <text:p text:style-name="P11">서버</text:p>
          </table:table-cell>
          <table:table-cell table:style-name="표3.A1" office:value-type="string">
            <text:p text:style-name="P11">버전</text:p>
          </table:table-cell>
          <table:table-cell table:style-name="표3.A1" office:value-type="string">
            <text:p text:style-name="P11">용도</text:p>
          </table:table-cell>
          <table:table-cell table:style-name="표3.D1" office:value-type="string">
            <text:p text:style-name="P11">참고</text:p>
          </table:table-cell>
        </table:table-row>
        <table:table-row table:style-name="표3.2">
          <table:table-cell table:style-name="표3.A2" office:value-type="string">
            <text:p text:style-name="P2">tomcat</text:p>
          </table:table-cell>
          <table:table-cell table:style-name="표3.A2" office:value-type="string">
            <text:p text:style-name="P10">10.1.342</text:p>
          </table:table-cell>
          <table:table-cell table:style-name="표3.A2" office:value-type="string">
            <text:p text:style-name="P2">was</text:p>
          </table:table-cell>
          <table:table-cell table:style-name="표3.D2" office:value-type="string">
            <text:p text:style-name="Standard"/>
          </table:table-cell>
        </table:table-row>
        <table:table-row table:style-name="표3.2">
          <table:table-cell table:style-name="표3.A3" office:value-type="string">
            <text:p text:style-name="P2">SVN</text:p>
          </table:table-cell>
          <table:table-cell table:style-name="표3.A3" office:value-type="string">
            <text:p text:style-name="P10">1.14.9</text:p>
          </table:table-cell>
          <table:table-cell table:style-name="표3.A3" office:value-type="string">
            <text:p text:style-name="P2">VCS</text:p>
          </table:table-cell>
          <table:table-cell table:style-name="표3.D3" office:value-type="string">
            <text:p text:style-name="P13">산출물 작업</text:p>
          </table:table-cell>
        </table:table-row>
        <table:table-row table:style-name="표3.2">
          <table:table-cell table:style-name="표3.A4" office:value-type="string">
            <text:p text:style-name="P2">Git, Git hub</text:p>
          </table:table-cell>
          <table:table-cell table:style-name="표3.A4" office:value-type="string">
            <text:p text:style-name="P10">2.48.1</text:p>
          </table:table-cell>
          <table:table-cell table:style-name="표3.A4" office:value-type="string">
            <text:p text:style-name="P10">VCS</text:p>
          </table:table-cell>
          <table:table-cell table:style-name="표3.D4" office:value-type="string">
            <text:p text:style-name="P13">소스코드</text:p>
          </table:table-cell>
        </table:table-row>
      </table:table>
      <text:p text:style-name="P6"/>
      <text:p text:style-name="P6">language</text:p>
      <table:table table:name="표4" table:style-name="표4">
        <table:table-column table:style-name="표4.A"/>
        <table:table-column table:style-name="표4.B"/>
        <table:table-column table:style-name="표4.C"/>
        <table:table-row table:style-name="표4.1">
          <table:table-cell table:style-name="표4.A1" office:value-type="string">
            <text:p text:style-name="P11">구분</text:p>
          </table:table-cell>
          <table:table-cell table:style-name="표4.A1" office:value-type="string">
            <text:p text:style-name="P11">버전</text:p>
          </table:table-cell>
          <table:table-cell table:style-name="표4.C1" office:value-type="string">
            <text:p text:style-name="P11">참고</text:p>
          </table:table-cell>
        </table:table-row>
        <table:table-row table:style-name="표4.1">
          <table:table-cell table:style-name="표4.A2" office:value-type="string">
            <text:p text:style-name="P2">java</text:p>
          </table:table-cell>
          <table:table-cell table:style-name="표4.A2" office:value-type="string">
            <text:p text:style-name="P1"><text:span text:style-name="T1">Jdk</text:span><text:span text:style-name="T2">21</text:span></text:p>
          </table:table-cell>
          <table:table-cell table:style-name="표4.C2" office:value-type="string">
            <text:p text:style-name="Standard"/>
          </table:table-cell>
        </table:table-row>
        <table:table-row table:style-name="표4.1">
          <table:table-cell table:style-name="표4.A3" office:value-type="string">
            <text:p text:style-name="P2">JavaScript</text:p>
          </table:table-cell>
          <table:table-cell table:style-name="표4.A3" office:value-type="string">
            <text:p text:style-name="P2"/>
          </table:table-cell>
          <table:table-cell table:style-name="표4.C3" office:value-type="string">
            <text:p text:style-name="Standard"/>
          </table:table-cell>
        </table:table-row>
      </table:table>
      <text:p text:style-name="P6"/>
      <text:p text:style-name="P6">DB</text:p>
      <table:table table:name="표5" table:style-name="표5">
        <table:table-column table:style-name="표5.A"/>
        <table:table-column table:style-name="표5.B"/>
        <table:table-column table:style-name="표5.C"/>
        <table:table-row table:style-name="표5.1">
          <table:table-cell table:style-name="표5.A1" office:value-type="string">
            <text:p text:style-name="P11">구분</text:p>
          </table:table-cell>
          <table:table-cell table:style-name="표5.A1" office:value-type="string">
            <text:p text:style-name="P11">버전</text:p>
          </table:table-cell>
          <table:table-cell table:style-name="표5.C1" office:value-type="string">
            <text:p text:style-name="P11">참고</text:p>
          </table:table-cell>
        </table:table-row>
        <table:table-row table:style-name="표5.1">
          <table:table-cell table:style-name="표5.A2" office:value-type="string">
            <text:p text:style-name="P2">oracle</text:p>
          </table:table-cell>
          <table:table-cell table:style-name="표5.A2" office:value-type="string">
            <text:p text:style-name="P2">23c XE</text:p>
          </table:table-cell>
          <table:table-cell table:style-name="표5.C2" office:value-type="string">
            <text:p text:style-name="Standard">DOCKER</text:p>
          </table:table-cell>
        </table:table-row>
      </table:table>
      <text:p text:style-name="P5"/>
      <text:p text:style-name="P16"/>
      <text:p text:style-name="P6">외부 API</text:p>
      <text:p text:style-name="P5">server-side libary</text:p>
      <table:table table:name="표6" table:style-name="표6">
        <table:table-column table:style-name="표6.A"/>
        <table:table-column table:style-name="표6.B"/>
        <table:table-column table:style-name="표6.C"/>
        <table:table-row table:style-name="표6.1">
          <table:table-cell table:style-name="표6.A1" office:value-type="string">
            <text:p text:style-name="P11">libary</text:p>
          </table:table-cell>
          <table:table-cell table:style-name="표6.A1" office:value-type="string">
            <text:p text:style-name="P11">버전</text:p>
          </table:table-cell>
          <table:table-cell table:style-name="표6.C1" office:value-type="string">
            <text:p text:style-name="P11">참고</text:p>
          </table:table-cell>
        </table:table-row>
        <table:table-row table:style-name="표6.2">
          <table:table-cell table:style-name="표6.A2" office:value-type="string">
            <text:p text:style-name="P3">jakarta.servlet-api</text:p>
          </table:table-cell>
          <table:table-cell table:style-name="표6.A2" office:value-type="string">
            <text:p text:style-name="P3">6.1.0</text:p>
          </table:table-cell>
          <table:table-cell table:style-name="표6.C2" office:value-type="string">
            <text:p text:style-name="P3"/>
          </table:table-cell>
        </table:table-row>
        <table:table-row table:style-name="표6.2">
          <table:table-cell table:style-name="표6.A2" office:value-type="string">
            <text:p text:style-name="P3">jstl</text:p>
          </table:table-cell>
          <table:table-cell table:style-name="표6.A2" office:value-type="string">
            <text:p text:style-name="P3">1.2</text:p>
          </table:table-cell>
          <table:table-cell table:style-name="표6.C2"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">oracle driver</text:p>
          </table:table-cell>
          <table:table-cell table:style-name="표6.A2" office:value-type="string">
            <text:p text:style-name="P14">12.2.0.1</text:p>
          </table:table-cell>
          <table:table-cell table:style-name="표6.C2" office:value-type="string">
            <text:p text:style-name="P3"/>
          </table:table-cell>
        </table:table-row>
        <table:table-row table:style-name="표6.2">
          <table:table-cell table:style-name="표6.A2" office:value-type="string">
            <text:p text:style-name="P14">mybatis</text:p>
          </table:table-cell>
          <table:table-cell table:style-name="표6.A2" office:value-type="string">
            <text:p text:style-name="P14">3.5.13</text:p>
          </table:table-cell>
          <table:table-cell table:style-name="표6.C2"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">log4j-api</text:p>
          </table:table-cell>
          <table:table-cell table:style-name="표6.A2" office:value-type="string">
            <text:p text:style-name="P14">2.20.0</text:p>
          </table:table-cell>
          <table:table-cell table:style-name="표6.C2"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Standard">log4j-core</text:p>
          </table:table-cell>
          <table:table-cell table:style-name="표6.A2" office:value-type="string">
            <text:p text:style-name="Standard">2.20.0</text:p>
          </table:table-cell>
          <table:table-cell table:style-name="표6.C2"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Standard">log4jdbc-log4j2-jdbc4.1</text:p>
          </table:table-cell>
          <table:table-cell table:style-name="표6.A2" office:value-type="string">
            <text:p text:style-name="Standard">1.16</text:p>
          </table:table-cell>
          <table:table-cell table:style-name="표6.C2" office:value-type="string">
            <text:p text:style-name="Standard"/>
          </table:table-cell>
        </table:table-row>
      </table:table>
      <text:p text:style-name="P6"/>
      <text:p text:style-name="P6">client-side libary</text:p>
      <table:table table:name="표7" table:style-name="표7">
        <table:table-column table:style-name="표7.A"/>
        <table:table-column table:style-name="표7.B"/>
        <table:table-column table:style-name="표7.C"/>
        <table:table-row table:style-name="표7.1">
          <table:table-cell table:style-name="표7.A1" office:value-type="string">
            <text:p text:style-name="P11">libary</text:p>
          </table:table-cell>
          <table:table-cell table:style-name="표7.A1" office:value-type="string">
            <text:p text:style-name="P11">버전</text:p>
          </table:table-cell>
          <table:table-cell table:style-name="표7.C1" office:value-type="string">
            <text:p text:style-name="P11">참고</text:p>
          </table:table-cell>
        </table:table-row>
        <table:table-row table:style-name="표7.2">
          <table:table-cell table:style-name="표7.A2" office:value-type="string">
            <text:p text:style-name="P7">jQuery</text:p>
          </table:table-cell>
          <table:table-cell table:style-name="표7.A2" office:value-type="string">
            <text:p text:style-name="P9">3.7.1</text:p>
          </table:table-cell>
          <table:table-cell table:style-name="표7.C2" office:value-type="string">
            <text:p text:style-name="Standard"/>
          </table:table-cell>
        </table:table-row>
      </table:table>
      <text:p text:style-name="P6"/>
      <text:p text:style-name="P6">UI library(template)</text:p>
      <table:table table:name="표8" table:style-name="표8">
        <table:table-column table:style-name="표8.A"/>
        <table:table-column table:style-name="표8.B"/>
        <table:table-column table:style-name="표8.C"/>
        <table:table-row table:style-name="표8.1">
          <table:table-cell table:style-name="표8.A1" office:value-type="string">
            <text:p text:style-name="P11">library(template)</text:p>
          </table:table-cell>
          <table:table-cell table:style-name="표8.A1" office:value-type="string">
            <text:p text:style-name="P11">버전</text:p>
          </table:table-cell>
          <table:table-cell table:style-name="표8.C1" office:value-type="string">
            <text:p text:style-name="P11">참고</text:p>
          </table:table-cell>
        </table:table-row>
        <table:table-row table:style-name="표8.2">
          <table:table-cell table:style-name="표8.A2" office:value-type="string">
            <text:p text:style-name="P7">BootStrap</text:p>
          </table:table-cell>
          <table:table-cell table:style-name="표8.A2" office:value-type="string">
            <text:p text:style-name="P9"><text:bookmark-start text:name="Bookmark"/>3.7<text:bookmark-end text:name="Bookmark"/></text:p>
          </table:table-cell>
          <table:table-cell table:style-name="표8.C2" office:value-type="string">
            <text:p text:style-name="Standard"/>
          </table:table-cell>
        </table:table-row>
      </table:table>
      <text:p text:style-name="P6"/>
      <text:p text:style-name="P6">browser</text:p>
      <table:table table:name="표9" table:style-name="표9">
        <table:table-column table:style-name="표9.A"/>
        <table:table-column table:style-name="표9.B"/>
        <table:table-column table:style-name="표9.C"/>
        <table:table-row table:style-name="표9.1">
          <table:table-cell table:style-name="표9.A1" office:value-type="string">
            <text:p text:style-name="P11">browser</text:p>
          </table:table-cell>
          <table:table-cell table:style-name="표9.A1" office:value-type="string">
            <text:p text:style-name="P11">버전</text:p>
          </table:table-cell>
          <table:table-cell table:style-name="표9.C1" office:value-type="string">
            <text:p text:style-name="P11">참고</text:p>
          </table:table-cell>
        </table:table-row>
        <table:table-row table:style-name="표9.2">
          <table:table-cell table:style-name="표9.A2" office:value-type="string">
            <text:p text:style-name="P12">chrome</text:p>
          </table:table-cell>
          <table:table-cell table:style-name="표9.A2" office:value-type="string">
            <text:p text:style-name="P9">133.0.6943.126</text:p>
          </table:table-cell>
          <table:table-cell table:style-name="표9.C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algun Gothic" svg:font-family="'Malgun Gothic'" style:font-family-generic="roman" style:font-pitch="variable"/>
    <style:font-face style:name="Times New Roman" svg:font-family="'Times New Roman'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algun Gothic1" svg:font-family="'Malgun Gothic'" style:font-family-generic="system" style:font-pitch="variable"/>
    <style:font-face style:name="Tahoma" svg:font-family="Tahoma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7cm" style:writing-mode="page"/>
      <style:text-properties fo:color="#000000" style:font-name="Times New Roman" fo:font-size="12pt" fo:language="en" fo:country="US" style:letter-kerning="tru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orphans="2" fo:widows="2" style:writing-mode="lr-tb"/>
      <style:text-properties style:use-window-font-color="true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1.499cm" fo:margin-left="3cm" fo:margin-right="1.993cm" fo:border-top="0.018cm solid #00000a" fo:border-bottom="none" fo:border-left="none" fo:border-right="none" fo:padding-top="1.154cm" fo:padding-bottom="0cm" fo:padding-left="0cm" fo:padding-right="0cm" style:writing-mode="lr-tb" style:layout-grid-color="#c0c0c0" style:layout-grid-lines="262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2cm" fo:margin-left="2cm" fo:margin-right="2cm" fo:border-top="0.018cm solid #00000a" fo:border-bottom="none" fo:border-left="none" fo:border-right="none" fo:padding-top="1.154cm" fo:padding-bottom="0cm" fo:padding-left="0cm" fo:padding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25-02-20T01:51:00</meta:creation-date>
    <dc:date>2025-02-20T16:37:01.30</dc:date>
    <meta:editing-duration>PT1M8S</meta:editing-duration>
    <meta:generator>OpenOffice/4.1.7$Win32 OpenOffice.org_project/417m1$Build-9800</meta:generator>
    <meta:document-statistic meta:table-count="9" meta:image-count="0" meta:object-count="0" meta:page-count="2" meta:paragraph-count="85" meta:word-count="148" meta:character-count="5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